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10pt" style:font-size-asian="10pt" style:font-size-complex="10pt"/>
    </style:style>
    <style:style style:name="P2" style:family="paragraph" style:parent-style-name="Standard" style:list-style-name="L2">
      <style:text-properties style:font-name="Malgun Gothic" fo:font-size="10pt" style:font-size-asian="10pt" style:font-size-complex="10pt"/>
    </style:style>
    <style:style style:name="P3" style:family="paragraph" style:parent-style-name="Standard" style:list-style-name="L2">
      <style:text-properties style:font-name="Malgun Gothic" fo:font-size="10pt" style:font-size-asian="10pt" style:language-asian="ja" style:country-asian="JP" style:font-size-complex="10pt"/>
    </style:style>
    <style:style style:name="P4" style:family="paragraph" style:parent-style-name="Standard" style:list-style-name="L2"/>
    <style:style style:name="T1" style:family="text">
      <style:text-properties style:text-position="super 58%"/>
    </style:style>
    <style:style style:name="T2" style:family="text">
      <style:text-properties style:font-name="Malgun Gothic" fo:font-size="10pt" style:font-size-asian="10pt" style:font-size-complex="10pt"/>
    </style:style>
    <style:style style:name="T3" style:family="text">
      <style:text-properties style:language-asian="ja" style:country-asian="JP"/>
    </style:style>
    <text:list-style style:name="L1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 Ideas</text:p>
      <text:list xml:id="list40241505" text:style-name="L2">
        <text:list-item>
          <text:p text:style-name="P2">An average encounter should cause about 1/20<text:span text:style-name="T1">th</text:span> of max hp damage</text:p>
        </text:list-item>
        <text:list-item>
          <text:p text:style-name="P2">An easy encounter should do 1/50<text:span text:style-name="T1">th</text:span></text:p>
        </text:list-item>
        <text:list-item>
          <text:p text:style-name="P2">A hard encounter should do 1/10<text:span text:style-name="T1">th</text:span></text:p>
        </text:list-item>
        <text:list-item>
          <text:p text:style-name="P2">A very hard encounter should do ½</text:p>
        </text:list-item>
        <text:list-item>
          <text:p text:style-name="P2">About 20 average monsters should mean a new level</text:p>
          <text:list>
            <text:list-item>
              <text:p text:style-name="P2">slightly less at early levels</text:p>
            </text:list-item>
          </text:list>
        </text:list-item>
        <text:list-item>
          <text:p text:style-name="P2">Aim vs. Agility to determine successful hit</text:p>
        </text:list-item>
        <text:list-item>
          <text:p text:style-name="P2">Damage reduced by Toughness</text:p>
        </text:list-item>
        <text:list-item>
          <text:p text:style-name="P2">Penetration reduced by Deflection</text:p>
        </text:list-item>
        <text:list-item>
          <text:p text:style-name="P2">Minimum 5% chance for the player to hit at all times</text:p>
        </text:list-item>
        <text:list-item>
          <text:p text:style-name="P2">Normally player's % to hit = (Aim + Level – EnemyAgility)/Aim * 100 * 1.5</text:p>
          <text:list>
            <text:list-item>
              <text:p text:style-name="P2">if Aim + Level &gt;= EnemyAgility it's a guaranteed hit</text:p>
            </text:list-item>
          </text:list>
        </text:list-item>
        <text:list-item>
          <text:p text:style-name="P2">Penetration represented by increasing damage as vitals are hit</text:p>
          <text:list>
            <text:list-item>
              <text:p text:style-name="P2">damage increased by (Penetration – EnemyDeflection)</text:p>
              <text:list>
                <text:list-item>
                  <text:p text:style-name="P2">only if Penetration &gt; Deflection</text:p>
                </text:list-item>
              </text:list>
            </text:list-item>
          </text:list>
        </text:list-item>
        <text:list-item>
          <text:p text:style-name="P2">Damage dealt = total damage + attack power – toughness</text:p>
        </text:list-item>
        <text:list-item>
          <text:p text:style-name="P4"><text:span text:style-name="T2">Need to program a combat simulator to test numbers</text:span></text:p>
        </text:list-item>
        <text:list-item>
          <text:p text:style-name="P2">Attacks</text:p>
          <text:list>
            <text:list-item>
              <text:p text:style-name="P2">probably should use decorator pattern to layer attack effects</text:p>
              <text:list>
                <text:list-item>
                  <text:p text:style-name="P2">example: monster stick from Labyrinth will do normal stick hit damage from player swinging it, but then monster on the stick gets to make an attack and deal it's bite effect</text:p>
                  <text:list>
                    <text:list-item>
                      <text:p text:style-name="P2">should monster bite effect be automatic on stick hit and replace stick damage?</text:p>
                    </text:list-item>
                  </text:list>
                </text:list-item>
                <text:list-item>
                  <text:p text:style-name="P2">Want to be able to have things such as poisoned weapons that deal damage and then do an effect if attack was a success</text:p>
                </text:list-item>
                <text:list-item>
                  <text:p text:style-name="P2">might also want to have effects if attack misses</text:p>
                </text:list-item>
                <text:list-item>
                  <text:p text:style-name="P2">want both linked and separate effects, along with the chance of each happening</text:p>
                </text:list-item>
                <text:list-item>
                  <text:p text:style-name="P4"><text:span text:style-name="T2">each effect can further list some set of effects which are dependent on the parent effect, but not dependent on each other</text:span></text:p>
                </text:list-item>
              </text:list>
            </text:list-item>
            <text:list-item>
              <text:p text:style-name="P4"><text:span text:style-name="T2">cubic function for combat difficulty</text:span></text:p>
            </text:list-item>
            <text:list-item>
              <text:p text:style-name="P2">order of combat operations:</text:p>
              <text:list>
                <text:list-item>
                  <text:p text:style-name="P2">determine hit or miss</text:p>
                </text:list-item>
                <text:list-item>
                  <text:p text:style-name="P2">determine deflection</text:p>
                  <text:list>
                    <text:list-item>
                      <text:p text:style-name="P2">move attack to less dangerous spot</text:p>
                    </text:list-item>
                  </text:list>
                </text:list-item>
                <text:list-item>
                  <text:p text:style-name="P4"><text:span text:style-name="T2">move attack to more armored spot</text:span></text:p>
                </text:list-item>
                <text:list-item>
                  <text:p text:style-name="P3">apply item damage to blocking items</text:p>
                </text:list-item>
                <text:list-item>
                  <text:p text:style-name="P2"><text:span text:style-name="T3">apply damage absorptio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20:44:52.08</meta:creation-date>
    <meta:generator>OpenOffice.org/3.3$Win32 OpenOffice.org_project/330m20$Build-9567</meta:generator>
    <meta:document-statistic meta:table-count="0" meta:image-count="0" meta:object-count="0" meta:page-count="1" meta:paragraph-count="34" meta:word-count="327" meta:character-count="1728"/>
    <dc:date>2011-05-19T20:46:04.76</dc:date>
    <meta:editing-duration>PT1M12S</meta:editing-duration>
    <meta:editing-cycles>1</meta:editing-cycles>
  </office:meta>
</office:document-meta>
</file>